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fo:font-size="14pt" officeooo:rsid="001046bc" officeooo:paragraph-rsid="001046bc" style:font-size-asian="12.25pt" style:font-size-complex="14pt"/>
    </style:style>
    <style:style style:name="P2" style:family="paragraph" style:parent-style-name="Standard">
      <style:paragraph-properties fo:line-height="150%"/>
      <style:text-properties style:font-name="Times New Roman" fo:font-size="14pt" officeooo:rsid="001ee5c3" officeooo:paragraph-rsid="002ea23f" style:font-size-asian="12.25pt" style:font-size-complex="14pt"/>
    </style:style>
    <style:style style:name="P3" style:family="paragraph" style:parent-style-name="Standard">
      <style:paragraph-properties fo:line-height="150%"/>
      <style:text-properties style:font-name="Times New Roman" fo:font-size="14pt" officeooo:rsid="001046bc" officeooo:paragraph-rsid="001046bc" style:font-size-asian="12.25pt" style:font-size-complex="14pt"/>
    </style:style>
    <style:style style:name="P4" style:family="paragraph" style:parent-style-name="Standard">
      <style:paragraph-properties fo:line-height="150%"/>
      <style:text-properties style:font-name="Times New Roman" fo:font-size="14pt" officeooo:rsid="001046bc" officeooo:paragraph-rsid="002ea23f" style:font-size-asian="12.25pt" style:font-size-complex="14pt"/>
    </style:style>
    <style:style style:name="T1" style:family="text">
      <style:text-properties officeooo:rsid="001157cf"/>
    </style:style>
    <style:style style:name="T2" style:family="text">
      <style:text-properties officeooo:rsid="0012c656"/>
    </style:style>
    <style:style style:name="T3" style:family="text">
      <style:text-properties officeooo:rsid="001ee5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cture 2: Brain &amp; Behavior </text:p>
      <text:p text:style-name="P1"/>
      <text:p text:style-name="P1">Tan Soon Jin </text:p>
      <text:p text:style-name="P1">A0112213E </text:p>
      <text:p text:style-name="P1">E12 </text:p>
      <text:p text:style-name="P1"/>
      <text:p text:style-name="P3"><text:tab/><text:tab/>I have always wonder what separates humans from other primates, and the brain has always amaze me with its ability to aid us through our daily <text:span text:style-name="T1">life and relay large amount of information in the form of electric impulses . Having finished the module pertaining to human nervous system, I am able to link and comprehend why human behave or act the way they do. </text:span></text:p>
      <text:p text:style-name="P3"><text:tab/><text:tab/><text:span text:style-name="T1">Understanding how the brain reached its current form today is fundamental to answering of what separates animals from humans. It is found out that both gene mutation and natural selection is responsible of the current structure of the brain; repeated recombination of genes and passing down of genes that would help human survive better has yielded the brain that consists of a forebrain, midbrain and hindbrain. Improvement in medical scanning technologies such as MRI and fMRI that utilizes non-harmful radioactive wave has <text:s/>allowed researchers to better understand structure <text:s/>and the role of different parts of the brain. </text:span></text:p>
      <text:p text:style-name="P3"><text:tab/><text:tab/><text:span text:style-name="T2">The brain is an integral part of the nervous systems which can be divided into the central nervous system(CNS) and peripheral nervous system(PNS). It is incredible how a small hypothalamus helps to maintain homeostasis by keeping the balance between sympathetic and parasympathetic systems which belonged to the PNS. Moving on, looking into the different lobes of the forebrain mainly the frontal lobe, temporal lobe, parietal lobe and occipital lobe. It seemed that both the temporal and occipital share the same structure with the primary cortex converting sensory information into meaningless data while the main association areas convert these inputs into meaningful sound or images. Furthermore, the frontal lobe and parietal lobe has an area(motor cortex and somatosensory cortex) that has discrete area for each parts of the body.</text:span></text:p>
      <text:p text:style-name="P4"><text:tab/><text:tab/><text:span text:style-name="T3">The split brain experiment has shown that each hemisphere could still perform <text:s text:c="2"/>its role such as reasoning for the left hemisphere and spatial awareness for the right </text:span><text:soft-page-break/><text:span text:style-name="T3">hemisphere after severing the corpus callosum. Another experiment that is not so successful would the frontal lobe lobotomy that many believed could help to decrease depression. Though there are many merits with these experiments, one has to question the decision and lack of follow up done by champions of frontal lobe lobotomy. In my opinion, more rigorous experiments are needed to proof the effectiveness of a theory. </text:span></text:p>
      <text:p text:style-name="P2"><text:tab/><text:tab/>As a computer science major who is passionate about artificial intelligence, a deeper understanding of how the brain, neurons and spinal cord coordinates complex movement of the human and emotions has given me a deeper understanding about the quest to come up with program that could imitate the power of the brain.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9T21:32:12.774614563</meta:creation-date>
    <dc:date>2015-01-29T23:12:33.870416585</dc:date>
    <meta:editing-duration>PT1H26M7S</meta:editing-duration>
    <meta:editing-cycles>37</meta:editing-cycles>
    <meta:generator>LibreOffice/4.2.6.3$Linux_X86_64 LibreOffice_project/420m0$Build-3</meta:generator>
    <meta:document-statistic meta:table-count="0" meta:image-count="0" meta:object-count="0" meta:page-count="2" meta:paragraph-count="9" meta:word-count="446" meta:character-count="2792" meta:non-whitespace-character-count="2331"/>
  </office:meta>
</office:document-meta>
</file>